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Hélène Tharaud / Christiane PETIT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2">
          <table:table-cell table:style-name="ce2"/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ENOM</text:p>
          </table:table-cell>
          <table:table-cell table:style-name="ce7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7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 table:number-rows-repeated="70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6" meta:object-count="0"/>
    <meta:generator>LibreOffice/25.2.7.2$Windows_X86_64 LibreOffice_project/5cbfd1ab6520636bb5f7b99185aa69bd7456825d</meta:generator>
  </office:meta>
</office:document-meta>
</file>